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true" draw:shadow="hidden"/>
    </style:style>
    <style:style style:name="gr2" style:family="graphic" style:parent-style-name="standard">
      <style:graphic-properties draw:fill="solid" draw:fill-color="#dc2300" draw:textarea-horizontal-align="center" draw:textarea-vertical-align="middle" draw:fit-to-size="tru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fit-to-size="true" draw:shadow="hidden"/>
    </style:style>
    <style:style style:name="gr4" style:family="graphic" style:parent-style-name="standard">
      <style:graphic-properties draw:fill="solid" draw:fill-color="#99ccff" draw:textarea-horizontal-align="center" draw:textarea-vertical-align="middle" draw:fit-to-size="true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3.302cm" svg:height="1.778cm" svg:x="8.806cm" svg:y="1cm">
          <text:p text:style-name="P1">START</text:p>
          <text:p text:style-name="P1">(F, W, G, C) - ()</text:p>
        </draw:rect>
        <draw:rect draw:style-name="gr2" draw:text-style-name="P1" draw:id="id2" draw:layer="layout" svg:width="3.302cm" svg:height="1.778cm" svg:x="1cm" svg:y="2.3cm">
          <text:p text:style-name="P1">F1</text:p>
          <text:p text:style-name="P1">(G, C) – (F, W)</text:p>
        </draw:rect>
        <draw:rect draw:style-name="gr1" draw:text-style-name="P1" draw:id="id13" draw:layer="layout" svg:width="3.302cm" svg:height="1.778cm" svg:x="6.44cm" svg:y="4.788cm">
          <text:p text:style-name="P1">S1</text:p>
          <text:p text:style-name="P1">(W, C) – (F, G)</text:p>
        </draw:rect>
        <draw:rect draw:style-name="gr2" draw:text-style-name="P1" draw:id="id3" draw:layer="layout" svg:width="3.302cm" svg:height="1.778cm" svg:x="11.765cm" svg:y="4.772cm">
          <text:p text:style-name="P1">F3</text:p>
          <text:p text:style-name="P1">(W, G) – (F, C)</text:p>
        </draw:rect>
        <draw:connector draw:style-name="gr3" draw:text-style-name="P2" draw:layer="layout" draw:type="curve" svg:x1="8.806cm" svg:y1="1.889cm" svg:x2="4.302cm" svg:y2="3.189cm" draw:start-shape="id1" draw:end-shape="id2">
          <text:p/>
        </draw:connector>
        <draw:connector draw:style-name="gr3" draw:text-style-name="P2" draw:layer="layout" draw:type="curve" svg:x1="10.457cm" svg:y1="2.778cm" svg:x2="13.416cm" svg:y2="4.772cm" draw:start-shape="id1" draw:start-glue-point="2" draw:end-shape="id3">
          <text:p/>
        </draw:connector>
        <draw:rect draw:style-name="gr1" draw:text-style-name="P1" draw:id="id12" draw:layer="layout" svg:width="3.302cm" svg:height="1.778cm" svg:x="9.026cm" svg:y="7.68cm">
          <text:p text:style-name="P1">S2</text:p>
          <text:p text:style-name="P1">(F, W, C) – (G)</text:p>
        </draw:rect>
        <draw:rect draw:style-name="gr2" draw:text-style-name="P1" draw:id="id4" draw:layer="layout" svg:width="3.302cm" svg:height="1.778cm" svg:x="17.244cm" svg:y="2.2cm">
          <text:p text:style-name="P1">F2</text:p>
          <text:p text:style-name="P1">(W, G, C) – (F)</text:p>
        </draw:rect>
        <draw:connector draw:style-name="gr3" draw:text-style-name="P2" draw:layer="layout" draw:type="curve" svg:x1="12.108cm" svg:y1="1.889cm" svg:x2="17.244cm" svg:y2="3.089cm" draw:start-shape="id1" draw:end-shape="id4">
          <text:p/>
        </draw:connector>
        <draw:rect draw:style-name="gr1" draw:text-style-name="P1" draw:id="id7" draw:layer="layout" svg:width="3.302cm" svg:height="1.778cm" svg:x="3.55cm" svg:y="10.482cm">
          <text:p text:style-name="P1">S3</text:p>
          <text:p text:style-name="P1">(C) – (F, W, G)</text:p>
        </draw:rect>
        <draw:rect draw:style-name="gr1" draw:text-style-name="P1" draw:id="id5" draw:layer="layout" svg:width="3.302cm" svg:height="1.778cm" svg:x="14.705cm" svg:y="10.425cm">
          <text:p text:style-name="P1">S4</text:p>
          <text:p text:style-name="P1">(W) – (F, G, C)</text:p>
        </draw:rect>
        <draw:rect draw:style-name="gr2" draw:text-style-name="P1" draw:id="id6" draw:layer="layout" svg:width="3.302cm" svg:height="1.778cm" svg:x="11.39cm" svg:y="13.057cm">
          <text:p text:style-name="P1">F5</text:p>
          <text:p text:style-name="P1">(F, W) – (G, C)</text:p>
        </draw:rect>
        <draw:connector draw:style-name="gr3" draw:text-style-name="P2" draw:layer="layout" draw:type="curve" svg:x1="14.705cm" svg:y1="11.314cm" svg:x2="13.041cm" svg:y2="13.057cm" draw:start-shape="id5" draw:start-glue-point="3" draw:end-shape="id6">
          <text:p/>
        </draw:connector>
        <draw:rect draw:style-name="gr4" draw:text-style-name="P1" draw:id="id14" draw:layer="layout" svg:width="3.302cm" svg:height="1.778cm" svg:x="15.894cm" svg:y="16.625cm">
          <text:p text:style-name="P1">S6</text:p>
          <text:p text:style-name="P1">(F, W, G) – (C)</text:p>
        </draw:rect>
        <draw:rect draw:style-name="gr4" draw:text-style-name="P1" draw:id="id11" draw:layer="layout" svg:width="3.331cm" svg:height="1.81cm" svg:x="9.134cm" svg:y="25.13cm">
          <text:p text:style-name="P1">GOAL</text:p>
          <text:p text:style-name="P1">() – (F, W, G, C)</text:p>
        </draw:rect>
        <draw:rect draw:style-name="gr2" draw:text-style-name="P1" draw:id="id8" draw:layer="layout" svg:width="3.302cm" svg:height="1.778cm" svg:x="7.223cm" svg:y="13.065cm">
          <text:p text:style-name="P1">F4</text:p>
          <text:p text:style-name="P1">(F, C) – (W, G)</text:p>
        </draw:rect>
        <draw:rect draw:style-name="gr4" draw:text-style-name="P1" draw:id="id9" draw:layer="layout" svg:width="3.302cm" svg:height="1.778cm" svg:x="2.05cm" svg:y="16.58cm">
          <text:p text:style-name="P1">S5</text:p>
          <text:p text:style-name="P1">(F, G, C) – (W)</text:p>
        </draw:rect>
        <draw:connector draw:style-name="gr5" draw:text-style-name="P2" draw:layer="layout" draw:type="curve" svg:x1="6.852cm" svg:y1="11.371cm" svg:x2="8.874cm" svg:y2="13.065cm" draw:start-shape="id7" draw:start-glue-point="1" draw:end-shape="id8" draw:end-glue-point="0">
          <text:p/>
        </draw:connector>
        <draw:rect draw:style-name="gr4" draw:text-style-name="P1" draw:id="id15" draw:layer="layout" svg:width="3.302cm" svg:height="1.778cm" svg:x="9.163cm" svg:y="19.142cm">
          <text:p text:style-name="P1">S7</text:p>
          <text:p text:style-name="P1">(G) – (F, W, C)</text:p>
        </draw:rect>
        <draw:connector draw:style-name="gr5" draw:text-style-name="P2" draw:layer="layout" draw:type="curve" draw:line-skew="0cm -6.047cm" svg:x1="2.05cm" svg:y1="17.469cm" svg:x2="2.651cm" svg:y2="4.078cm" draw:start-shape="id9" draw:start-glue-point="3" draw:end-shape="id2" draw:end-glue-point="2">
          <text:p/>
        </draw:connector>
        <draw:rect draw:style-name="gr4" draw:text-style-name="P1" draw:id="id10" draw:layer="layout" svg:width="3.302cm" svg:height="1.778cm" svg:x="9.163cm" svg:y="22.082cm">
          <text:p text:style-name="P1">S8</text:p>
          <text:p text:style-name="P1">(F, G) – (W, C)</text:p>
        </draw:rect>
        <draw:connector draw:style-name="gr5" draw:text-style-name="P2" draw:layer="layout" draw:type="curve" svg:x1="10.814cm" svg:y1="23.86cm" svg:x2="10.799cm" svg:y2="25.13cm" draw:start-shape="id10" draw:start-glue-point="2" draw:end-shape="id11" draw:end-glue-point="0">
          <text:p/>
        </draw:connector>
        <draw:connector draw:style-name="gr6" draw:text-style-name="P2" draw:layer="layout" draw:type="curve" svg:x1="10.677cm" svg:y1="9.458cm" svg:x2="16.356cm" svg:y2="10.425cm" draw:start-shape="id12" draw:start-glue-point="2" draw:end-shape="id5" draw:end-glue-point="0">
          <text:p/>
        </draw:connector>
        <draw:connector draw:style-name="gr6" draw:text-style-name="P2" draw:layer="layout" draw:type="curve" svg:x1="8.091cm" svg:y1="6.566cm" svg:x2="10.677cm" svg:y2="7.68cm" draw:start-shape="id13" draw:start-glue-point="2" draw:end-shape="id12">
          <text:p/>
        </draw:connector>
        <draw:connector draw:style-name="gr6" draw:text-style-name="P2" draw:layer="layout" draw:type="curve" svg:x1="10.457cm" svg:y1="2.778cm" svg:x2="8.091cm" svg:y2="4.788cm" draw:start-shape="id1" draw:end-shape="id13" draw:end-glue-point="0">
          <text:p/>
        </draw:connector>
        <draw:connector draw:style-name="gr6" draw:text-style-name="P2" draw:layer="layout" draw:type="curve" svg:x1="10.677cm" svg:y1="9.458cm" svg:x2="5.201cm" svg:y2="10.482cm" draw:start-shape="id12" draw:start-glue-point="2" draw:end-shape="id7" draw:end-glue-point="0">
          <text:p/>
        </draw:connector>
        <draw:connector draw:style-name="gr6" draw:text-style-name="P2" draw:layer="layout" draw:type="curve" svg:x1="16.356cm" svg:y1="12.203cm" svg:x2="17.545cm" svg:y2="16.625cm" draw:start-shape="id5" draw:start-glue-point="2" draw:end-shape="id14" draw:end-glue-point="0">
          <text:p/>
        </draw:connector>
        <draw:connector draw:style-name="gr6" draw:text-style-name="P2" draw:layer="layout" draw:type="curve" svg:x1="15.894cm" svg:y1="17.514cm" svg:x2="10.814cm" svg:y2="19.142cm" draw:start-shape="id14" draw:start-glue-point="3" draw:end-shape="id15" draw:end-glue-point="0">
          <text:p/>
        </draw:connector>
        <draw:connector draw:style-name="gr6" draw:text-style-name="P2" draw:layer="layout" draw:type="curve" svg:x1="5.352cm" svg:y1="17.469cm" svg:x2="10.814cm" svg:y2="19.142cm" draw:start-shape="id9" draw:start-glue-point="1" draw:end-shape="id15" draw:end-glue-point="0">
          <text:p/>
        </draw:connector>
        <draw:connector draw:style-name="gr6" draw:text-style-name="P2" draw:layer="layout" draw:type="curve" svg:x1="10.814cm" svg:y1="20.92cm" svg:x2="10.814cm" svg:y2="22.082cm" draw:start-shape="id15" draw:start-glue-point="2" draw:end-shape="id10" draw:end-glue-point="0">
          <text:p/>
        </draw:connector>
        <draw:connector draw:style-name="gr6" draw:text-style-name="P2" draw:layer="layout" draw:type="curve" svg:x1="5.201cm" svg:y1="12.26cm" svg:x2="3.701cm" svg:y2="16.58cm" draw:start-shape="id7" draw:end-shape="id9" draw:end-glue-point="0">
          <text:p/>
        </draw:connector>
        <draw:connector draw:style-name="gr5" draw:text-style-name="P2" draw:layer="layout" draw:type="curve" draw:line-skew="0.312cm" svg:x1="19.196cm" svg:y1="17.514cm" svg:x2="15.067cm" svg:y2="5.661cm" draw:start-shape="id14" draw:start-glue-point="1" draw:end-shape="id3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9-02-01T20:59:09</meta:creation-date>
    <dc:date>2009-02-03T23:13:56</dc:date>
    <dc:language>en-US</dc:language>
    <meta:editing-cycles>38</meta:editing-cycles>
    <meta:editing-duration>P1DT4H10M4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